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list-style-name="L2">
      <style:paragraph-properties fo:text-align="start" style:justify-single-word="false"/>
    </style:style>
    <style:style style:name="P9" style:family="paragraph" style:parent-style-name="Text_20_body" style:list-style-name="L8">
      <style:paragraph-properties fo:text-align="start" style:justify-single-word="false"/>
    </style:style>
    <style:style style:name="P10" style:family="paragraph" style:parent-style-name="Text_20_body" style:list-style-name="L14">
      <style:paragraph-properties fo:text-align="start" style:justify-single-word="false"/>
    </style:style>
    <style:style style:name="P11" style:family="paragraph" style:parent-style-name="Text_20_body" style:list-style-name="L21">
      <style:paragraph-properties fo:text-align="start" style:justify-single-word="false"/>
    </style:style>
    <style:style style:name="P12" style:family="paragraph" style:parent-style-name="Text_20_body">
      <style:paragraph-properties fo:text-align="start" style:justify-single-word="false"/>
      <style:text-properties style:text-underline-style="none"/>
    </style:style>
    <style:style style:name="P13" style:family="paragraph" style:parent-style-name="Text_20_body" style:list-style-name="L1">
      <style:paragraph-properties fo:text-align="start" style:justify-single-word="false"/>
      <style:text-properties style:text-underline-style="none"/>
    </style:style>
    <style:style style:name="P14" style:family="paragraph" style:parent-style-name="Text_20_body" style:list-style-name="L3">
      <style:paragraph-properties fo:text-align="start" style:justify-single-word="false"/>
      <style:text-properties style:text-underline-style="none"/>
    </style:style>
    <style:style style:name="P15" style:family="paragraph" style:parent-style-name="Text_20_body" style:list-style-name="L4">
      <style:paragraph-properties fo:text-align="start" style:justify-single-word="false"/>
      <style:text-properties style:text-underline-style="none"/>
    </style:style>
    <style:style style:name="P16" style:family="paragraph" style:parent-style-name="Text_20_body" style:list-style-name="L5">
      <style:paragraph-properties fo:text-align="start" style:justify-single-word="false"/>
      <style:text-properties style:text-underline-style="none"/>
    </style:style>
    <style:style style:name="P17" style:family="paragraph" style:parent-style-name="Text_20_body" style:list-style-name="L13">
      <style:paragraph-properties fo:text-align="start" style:justify-single-word="false"/>
      <style:text-properties style:text-underline-style="none"/>
    </style:style>
    <style:style style:name="P18" style:family="paragraph" style:parent-style-name="Text_20_body" style:list-style-name="L17">
      <style:paragraph-properties fo:text-align="start" style:justify-single-word="false"/>
      <style:text-properties style:text-underline-style="none"/>
    </style:style>
    <style:style style:name="P19" style:family="paragraph" style:parent-style-name="Text_20_body" style:list-style-name="L18">
      <style:paragraph-properties fo:text-align="start" style:justify-single-word="false"/>
      <style:text-properties style:text-underline-style="none"/>
    </style:style>
    <style:style style:name="P20" style:family="paragraph" style:parent-style-name="Text_20_body" style:list-style-name="L19">
      <style:paragraph-properties fo:text-align="start" style:justify-single-word="false"/>
      <style:text-properties style:text-underline-style="none"/>
    </style:style>
    <style:style style:name="P21" style:family="paragraph" style:parent-style-name="Text_20_body" style:list-style-name="L20">
      <style:paragraph-properties fo:text-align="start" style:justify-single-word="false"/>
      <style:text-properties style:text-underline-style="none"/>
    </style:style>
    <style:style style:name="P22" style:family="paragraph" style:parent-style-name="Text_20_body" style:list-style-name="L21">
      <style:paragraph-properties fo:text-align="start" style:justify-single-word="false"/>
      <style:text-properties style:text-underline-style="none"/>
    </style:style>
    <style:style style:name="P23" style:family="paragraph" style:parent-style-name="Text_20_body" style:list-style-name="L22">
      <style:paragraph-properties fo:text-align="start" style:justify-single-word="false"/>
      <style:text-properties style:text-underline-style="none"/>
    </style:style>
    <style:style style:name="P24" style:family="paragraph" style:parent-style-name="Text_20_body" style:list-style-name="L23">
      <style:paragraph-properties fo:text-align="start" style:justify-single-word="false"/>
      <style:text-properties style:text-underline-style="none"/>
    </style:style>
    <style:style style:name="P25" style:family="paragraph" style:parent-style-name="Text_20_body">
      <style:paragraph-properties fo:text-align="start" style:justify-single-word="false"/>
      <style:text-properties style:text-underline-style="none" fo:font-weight="bold" style:font-weight-asian="bold" style:font-weight-complex="bold"/>
    </style:style>
    <style:style style:name="P26" style:family="paragraph" style:parent-style-name="Text_20_body">
      <style:paragraph-properties fo:text-align="start" style:justify-single-word="false"/>
      <style:text-properties style:text-underline-style="none" fo:font-weight="normal" style:font-weight-asian="normal" style:font-weight-complex="normal"/>
    </style:style>
    <style:style style:name="P27" style:family="paragraph" style:parent-style-name="Text_20_body" style:list-style-name="L6">
      <style:paragraph-properties fo:text-align="start" style:justify-single-word="false"/>
      <style:text-properties style:text-underline-style="none" fo:font-weight="normal" style:font-weight-asian="normal" style:font-weight-complex="normal"/>
    </style:style>
    <style:style style:name="P28" style:family="paragraph" style:parent-style-name="Text_20_body" style:list-style-name="L8">
      <style:paragraph-properties fo:text-align="start" style:justify-single-word="false"/>
      <style:text-properties style:text-underline-style="none" fo:font-weight="normal" style:font-weight-asian="normal" style:font-weight-complex="normal"/>
    </style:style>
    <style:style style:name="P29" style:family="paragraph" style:parent-style-name="Text_20_body" style:list-style-name="L9">
      <style:paragraph-properties fo:text-align="start" style:justify-single-word="false"/>
      <style:text-properties style:text-underline-style="none" fo:font-weight="normal" style:font-weight-asian="normal" style:font-weight-complex="normal"/>
    </style:style>
    <style:style style:name="P30" style:family="paragraph" style:parent-style-name="Text_20_body" style:list-style-name="L10">
      <style:paragraph-properties fo:text-align="start" style:justify-single-word="false"/>
      <style:text-properties style:text-underline-style="none" fo:font-weight="normal" style:font-weight-asian="normal" style:font-weight-complex="normal"/>
    </style:style>
    <style:style style:name="P31" style:family="paragraph" style:parent-style-name="Text_20_body" style:list-style-name="L11">
      <style:paragraph-properties fo:text-align="start" style:justify-single-word="false"/>
      <style:text-properties style:text-underline-style="none" fo:font-weight="normal" style:font-weight-asian="normal" style:font-weight-complex="normal"/>
    </style:style>
    <style:style style:name="P32" style:family="paragraph" style:parent-style-name="Text_20_body" style:list-style-name="L12">
      <style:paragraph-properties fo:text-align="start" style:justify-single-word="false"/>
      <style:text-properties style:text-underline-style="none" fo:font-weight="normal" style:font-weight-asian="normal" style:font-weight-complex="normal"/>
    </style:style>
    <style:style style:name="P33" style:family="paragraph" style:parent-style-name="Text_20_body" style:list-style-name="L14">
      <style:paragraph-properties fo:text-align="start" style:justify-single-word="false"/>
      <style:text-properties style:text-underline-style="none" fo:font-weight="normal" style:font-weight-asian="normal" style:font-weight-complex="normal"/>
    </style:style>
    <style:style style:name="P34" style:family="paragraph" style:parent-style-name="Text_20_body" style:list-style-name="L15">
      <style:paragraph-properties fo:text-align="start" style:justify-single-word="false"/>
      <style:text-properties style:text-underline-style="none" fo:font-weight="normal" style:font-weight-asian="normal" style:font-weight-complex="normal"/>
    </style:style>
    <style:style style:name="P35" style:family="paragraph" style:parent-style-name="Text_20_body" style:list-style-name="L16">
      <style:paragraph-properties fo:text-align="start" style:justify-single-word="false"/>
      <style:text-properties style:text-underline-style="none" fo:font-weight="normal" style:font-weight-asian="normal" style:font-weight-complex="normal"/>
    </style:style>
    <style:style style:name="P36" style:family="paragraph" style:parent-style-name="Text_20_body">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7" style:family="paragraph" style:parent-style-name="Text_20_body" style:list-style-name="L7">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8" style:family="paragraph" style:parent-style-name="Text_20_body">
      <style:paragraph-properties fo:text-align="start" style:justify-single-word="false" fo:break-before="page"/>
      <style:text-properties style:text-underline-style="none" fo:font-weight="bold" style:font-weight-asian="bold" style:font-weight-complex="bold"/>
    </style:style>
    <style:style style:name="P39" style:family="paragraph" style:parent-style-name="Text_20_body">
      <style:paragraph-properties fo:text-align="start" style:justify-single-word="false" fo:break-before="page"/>
      <style:text-properties style:text-underline-style="none"/>
    </style:style>
    <style:style style:name="P40" style:family="paragraph" style:parent-style-name="Heading_20_3">
      <style:paragraph-properties fo:text-align="center" style:justify-single-word="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style:font-weight-asian="bold"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normal" style:text-underline-style="none"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81cm" fo:text-indent="-0.635cm" fo:margin-left="1.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45cm" fo:text-indent="-0.635cm" fo:margin-left="2.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8cm" fo:text-indent="-0.635cm" fo:margin-left="3.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15cm" fo:text-indent="-0.635cm" fo:margin-left="3.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5cm" fo:text-indent="-0.635cm" fo:margin-left="4.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85cm" fo:text-indent="-0.635cm" fo:margin-left="4.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2cm" fo:text-indent="-0.635cm" fo:margin-left="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55cm" fo:text-indent="-0.635cm" fo:margin-left="6.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9cm" fo:text-indent="-0.635cm" fo:margin-left="6.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25cm" fo:text-indent="-0.635cm" fo:margin-left="7.52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81cm" fo:text-indent="-0.635cm" fo:margin-left="1.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45cm" fo:text-indent="-0.635cm" fo:margin-left="2.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8cm" fo:text-indent="-0.635cm" fo:margin-left="3.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15cm" fo:text-indent="-0.635cm" fo:margin-left="3.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5cm" fo:text-indent="-0.635cm" fo:margin-left="4.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85cm" fo:text-indent="-0.635cm" fo:margin-left="4.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2cm" fo:text-indent="-0.635cm" fo:margin-left="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55cm" fo:text-indent="-0.635cm" fo:margin-left="6.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9cm" fo:text-indent="-0.635cm" fo:margin-left="6.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25cm" fo:text-indent="-0.635cm" fo:margin-left="7.52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81cm" fo:text-indent="-0.635cm" fo:margin-left="1.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45cm" fo:text-indent="-0.635cm" fo:margin-left="2.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8cm" fo:text-indent="-0.635cm" fo:margin-left="3.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15cm" fo:text-indent="-0.635cm" fo:margin-left="3.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5cm" fo:text-indent="-0.635cm" fo:margin-left="4.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85cm" fo:text-indent="-0.635cm" fo:margin-left="4.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2cm" fo:text-indent="-0.635cm" fo:margin-left="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55cm" fo:text-indent="-0.635cm" fo:margin-left="6.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9cm" fo:text-indent="-0.635cm" fo:margin-left="6.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25cm" fo:text-indent="-0.635cm" fo:margin-left="7.52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1cm" fo:text-indent="-0.635cm" fo:margin-left="7.1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3">Le Logiciel ScolBourse – Principes de fonctionnement et principes techniques</text:h>
      <text:p text:style-name="P1"/>
      <text:p text:style-name="P6">Organisation générale de la bourse aux livres</text:p>
      <text:p text:style-name="P4">ScolBourse est prévu pour gérer une bourse aux livres fonctionnant sur le mode du dépot-vente : </text:p>
      <text:list xml:id="list541506830" text:style-name="L1">
        <text:list-item>
          <text:p text:style-name="P13">les familles déposent des livres qui sont enregistrés dans le logiciel et stockés ; les livres acceptés sont ceux présents sur une liste de manuels définie au préalable,</text:p>
        </text:list-item>
        <text:list-item>
          <text:p text:style-name="P13">ces livres sont ensuite vendus pour le compte de ces familles par d'autres familles qui les achètent ; les achats sont enregistrés dans le logiciel et sont payés par les acheteurs,</text:p>
        </text:list-item>
        <text:list-item>
          <text:p text:style-name="P13">la bourse aux livres paye ensuite aux déposants les livres vendus, ou leur rend les invendus. Le logiciel permet l'édition automatique des chèques de paiement.</text:p>
        </text:list-item>
      </text:list>
      <text:p text:style-name="P4"/>
      <text:p text:style-name="P2"><text:span text:style-name="T2">Précision de vocabulaire</text:span><text:span text:style-name="T1"> : dans la suite, on utilise les termes suivants :</text:span></text:p>
      <text:list xml:id="list1058872978" text:style-name="L2">
        <text:list-item>
          <text:p text:style-name="P8"><text:span text:style-name="T1">un </text:span><text:span text:style-name="T5">exemplaire</text:span><text:span text:style-name="T1"> (d'un manuel) : UN livre réel déposé par une famille à la bourse, qui lui est ensuite payé ou rendu,</text:span></text:p>
        </text:list-item>
        <text:list-item>
          <text:p text:style-name="P8"><text:span text:style-name="T1">un </text:span><text:span text:style-name="T5">manuel</text:span><text:span text:style-name="T6"> : manuel scolaire apparaissant sur la liste des manuels du lycée, avec un titre, un auteur, un éditeur … correspondant à une matière et une classe ; </text:span></text:p>
        </text:list-item>
        <text:list-item>
          <text:p text:style-name="P8"><text:span text:style-name="T6">les livres déposés à la bourse sont des </text:span><text:span text:style-name="T5">exemplaires</text:span><text:span text:style-name="T6"> des </text:span><text:span text:style-name="T5">manuels</text:span><text:span text:style-name="T6"> utilisés au lycée.</text:span></text:p>
        </text:list-item>
      </text:list>
      <text:p text:style-name="P4"/>
      <text:p text:style-name="P2"><text:span text:style-name="T1">Pour permettre le paiement exact des livres vendus par la bourse pour le compte des déposants, il est nécessaire de savoir, pour chaque livre vendu, qu'elle est la famille déposante. Pour cela, le logiciel se base sur un numéro unique attribué à chaque exemplaire déposé. </text:span><text:span text:style-name="T2">Ce numéro n'est pas calculé par le logiciel</text:span><text:span text:style-name="T1">, il doit être attribué à l'exemplaire déposé avant la saisie du dépôt dans le logiciel. Une solution simple consiste à préparer à l'avance des étiquettes autocollantes numérotées (par ex. 4000 étiquettes de 1 à 4000), que l'on colle sur chaque exemplaire au moment du dépôt. Ensuite, lors de la vente d'un livre, il suffit de saisir ce numéro unique pour retrouver la famille déposante. </text:span></text:p>
      <text:p text:style-name="P4">Les manuels sont également identifiés par un numéro unique attribué au préalable, de façon à les identifier sans ambiguité. Ce numéro doit être unique sur l'ensemble de la bourse. Il peut être commode d'inclure le n° de liste ou de niveau dans la numérotation <text:s/>des manuels ; par exemple de 200 à 299 pour les manuels de seconde, 100 à 199 pour les premières, 00 à 99 pour les terminales. Il est aussi possible d'utiliser le n° ISBN défini par les éditeur et présent sur chaque livre (code barre 13 chiffres au dos, commençant par 978....). Ce choix est intéressant uniquement si le logiciel fonctionne avec des lecteurs code-barre.</text:p>
      <text:p text:style-name="P4">Le prix de vente de chaque exemplaire est déterminé en fonction de 2 données :</text:p>
      <text:list xml:id="list1270435711" text:style-name="L3">
        <text:list-item>
          <text:p text:style-name="P14">le prix neuf du manuel correspondant,</text:p>
        </text:list-item>
        <text:list-item>
          <text:p text:style-name="P14">l'état de l'exemplaire déposé, qui correspond à un pourcentage du prix neuf (par exemple : état « moyen » → 40 % du prix neuf).</text:p>
        </text:list-item>
      </text:list>
      <text:p text:style-name="P4"/>
      <text:p text:style-name="P38">Lors d'une opération de DEPOT, il faut donc saisir les informations suivantes : </text:p>
      <text:list xml:id="list772369810" text:style-name="L4">
        <text:list-item>
          <text:p text:style-name="P15">les coordonnées de la famille déposante pour le paiement : adresse d'envoi du chèque, nom, prénom, téléphone ..</text:p>
        </text:list-item>
        <text:list-item>
          <text:p text:style-name="P15">POUR CHAQUE EXEMPLAIRE déposé : </text:p>
        </text:list-item>
      </text:list>
      <text:list xml:id="list670027709" text:style-name="L5">
        <text:list-item>
          <text:list>
            <text:list-item>
              <text:p text:style-name="P16">numéro d'exemplaire</text:p>
            </text:list-item>
            <text:list-item>
              <text:p text:style-name="P16">numéro de manuel</text:p>
            </text:list-item>
            <text:list-item>
              <text:p text:style-name="P16">état de l'exemplaire</text:p>
            </text:list-item>
          </text:list>
        </text:list-item>
      </text:list>
      <text:p text:style-name="P4">Les 3 dernières informations peuvent être lues avec un lecteur code-barre, pour faciliter leur saisie et limiter les erreurs.</text:p>
      <text:p text:style-name="P25">Lors d'une opération d'ACHAT, il faut saisir les informations suivantes : </text:p>
      <text:list xml:id="list740737449" text:style-name="L6">
        <text:list-item>
          <text:p text:style-name="P27">les coordonnées de la famille achetante</text:p>
        </text:list-item>
        <text:list-item>
          <text:p text:style-name="P27">pour chaque exemplaire acheté, le numéro d'exemplaire. Il peut être lu à l'aide d'un lecteur code-barre. Le logiciel retrouve le manuel et l'état et détermine le prix.</text:p>
        </text:list-item>
        <text:list-item>
          <text:p text:style-name="P27">Le mode de paiement (chèque, espèces, carte multipass, caution ..) et le montant réglé.</text:p>
        </text:list-item>
      </text:list>
      <text:p text:style-name="P4"/>
      <text:p text:style-name="P6">Déroulement général des opérations de bourse aux livres</text:p>
      <text:list xml:id="list1600880838" text:style-name="L7">
        <text:list-item>
          <text:p text:style-name="P37">Avant la bourse aux livres</text:p>
        </text:list-item>
      </text:list>
      <text:list xml:id="list1170908157" text:style-name="L8">
        <text:list-item>
          <text:p text:style-name="P9"><text:span text:style-name="T8">i</text:span><text:span text:style-name="T4">mporter les listes de manuels dans le logiciel : n°, titre, auteur, matière, classe, éditeur, tarif neuf, (indispensable, travail minutieux nécessaire)</text:span></text:p>
        </text:list-item>
        <text:list-item>
          <text:p text:style-name="P28">importer les familles connues des années précédentes (optionnel)</text:p>
        </text:list-item>
        <text:list-item>
          <text:p text:style-name="P28">éditer et imprimer les étiquettes d'identification des exemplaires (utiliser un logiciel dédié pour cela, fourni par exemple par les fabricants d'étiquettes, Herma ..),</text:p>
        </text:list-item>
        <text:list-item>
          <text:p text:style-name="P28">configurer le logiciel : état utilisés, moyens de paiement acceptés …</text:p>
        </text:list-item>
        <text:list-item>
          <text:p text:style-name="P28">préparer l'infrastructure matérielle : réseau, imprimante etc .. (voir plus loin)</text:p>
        </text:list-item>
      </text:list>
      <text:list xml:id="list2029946577" text:continue-list="list1600880838" text:style-name="L7">
        <text:list-item>
          <text:p text:style-name="P37">Les dépots</text:p>
        </text:list-item>
      </text:list>
      <text:list xml:id="list902530745" text:style-name="L9">
        <text:list-item>
          <text:p text:style-name="P29">étiqueter et définir l'état pour chaque exemplaire amené par une famille</text:p>
        </text:list-item>
        <text:list-item>
          <text:p text:style-name="P29">saisir le dépôt dans le logiciel : voir ci-dessus,</text:p>
        </text:list-item>
        <text:list-item>
          <text:p text:style-name="P29">imprimer un récépissé</text:p>
        </text:list-item>
      </text:list>
      <text:list xml:id="list51307445" text:continue-list="list2029946577" text:style-name="L7">
        <text:list-item>
          <text:p text:style-name="P37">les achats</text:p>
        </text:list-item>
      </text:list>
      <text:list xml:id="list2146509608" text:style-name="L10">
        <text:list-item>
          <text:p text:style-name="P30">préparer les piles en fonction des souhaits des acheteurs : manuel demandé, état préféré ..</text:p>
        </text:list-item>
        <text:list-item>
          <text:p text:style-name="P30">faire la vente : voir plus haut</text:p>
        </text:list-item>
        <text:list-item>
          <text:p text:style-name="P30">encaisser le paiement et imprimer une facture</text:p>
        </text:list-item>
      </text:list>
      <text:list xml:id="list995173363" text:continue-list="list51307445" text:style-name="L7">
        <text:list-item>
          <text:p text:style-name="P37">invendus et régularisation</text:p>
        </text:list-item>
      </text:list>
      <text:list xml:id="list1798472857" text:style-name="L11">
        <text:list-item>
          <text:p text:style-name="P31">lorsque les ventes sont achevés, rendre les invendus aux déposants – enregistrer ce retour dans le logiciel.</text:p>
        </text:list-item>
        <text:list-item>
          <text:p text:style-name="P31">Régularisation des cautions pour les multipass : annuler le paiement enregistré et saisir un nouveau paiement </text:p>
        </text:list-item>
      </text:list>
      <text:list xml:id="list1087956800" text:continue-list="list995173363" text:style-name="L7">
        <text:list-item>
          <text:p text:style-name="P37"><text:soft-page-break/>paiement des ventes aux déposants</text:p>
        </text:list-item>
      </text:list>
      <text:list xml:id="list2090253228" text:style-name="L12">
        <text:list-item>
          <text:p text:style-name="P32">Edition et impression des chèques, courrier accompagnant avec rappel des exemplaires vendus et enveloppes.</text:p>
        </text:list-item>
        <text:list-item>
          <text:p text:style-name="P32">Cette opération est réalisée par un logiciel externe à ScolBourse, spécialisé dans l'édition de rapport (logiciel libre « iReport »). Les modèles fournis (courrier A4, enveloppe DL, chèque banque « Crédit Mutuel ») peuvent être adaptés. Il est également possible d'utiliser un autre logiciel, par exemple Office Access (modèles non fournis – éventuellement, voir avec N. Bellalem, lycée Chopin, qui a utilisé cette solution l'an passé). </text:p>
        </text:list-item>
      </text:list>
      <text:p text:style-name="P26"/>
      <text:p text:style-name="P6">Principes techniques du logiciel</text:p>
      <text:p text:style-name="P4"/>
      <text:p text:style-name="P4">Le logiciel ScolBourse fonctionne en réseau : plusieurs postes de travail connectés au travers d'un réseau peuvent être utilisés. Une des machines du réseau héberge le serveur et détient toutes les données. Cette machine peut également être utilisée comme poste de travail.</text:p>
      <text:p text:style-name="P4">ScolBourse est un logiciel de type « application web ». Ceci signifie que : </text:p>
      <text:list xml:id="list1190298877" text:style-name="L13">
        <text:list-item>
          <text:p text:style-name="P17">le serveur est un serveur « web » ; tous les programmes du logiciel sont installés sur ce serveur</text:p>
        </text:list-item>
        <text:list-item>
          <text:p text:style-name="P17">les clients sur les machines sont en fait les navigateurs web installés sur ces machines, Internet Explorer, Firefox, Safari ….</text:p>
        </text:list-item>
        <text:list-item>
          <text:p text:style-name="P17">Un utilisateur voit ScolBourse sous la forme d'un site web.</text:p>
        </text:list-item>
      </text:list>
      <text:p text:style-name="P4"/>
      <text:p text:style-name="P2"><text:span text:style-name="T2">Intérêt de cette approche :</text:span><text:span text:style-name="T1"> toute l'installation, configuration, préparation du logiciel se fait uniquement sur le serveur. Il n'y a rien à installer sur les postes de travail, et il est donc très facile d'ajouter des postes de travail en fonction des besoins ou des possibilités. La seule contrainte est que les postes de travail dispose d'un navigateur web équipé avec visualisation de documents pdf (plugin acrobatReader).</text:span></text:p>
      <text:p text:style-name="P4"/>
      <text:p text:style-name="P5"><text:span text:style-name="T1">Configuration du serveur : </text:span><text:span text:style-name="T3">le serveur ScolBourse est une application web écrite en PHP et utilisant une base de données MySQL.</text:span></text:p>
      <text:p text:style-name="P26">Pour installer et configurer un serveur ScolBourse, il est donc nécessaire de : </text:p>
      <text:list xml:id="list384847441" text:style-name="L14">
        <text:list-item>
          <text:p text:style-name="P10"><text:span text:style-name="T3">installer</text:span><text:span text:style-name="T2"> </text:span><text:span text:style-name="T3">un serveur http (Apache), une base de données mysql et un interprète PHP. Le plus simple est d'utiliser un installeur intégrant les 3 : Xampp, EasyPHP, Wamp …</text:span></text:p>
        </text:list-item>
        <text:list-item>
          <text:p text:style-name="P10"><text:span text:style-name="T3">ATTENTION : utilisation de PEAR MDB2, qui doit donc être installé.</text:span></text:p>
        </text:list-item>
        <text:list-item>
          <text:p text:style-name="P33">Créer une base de données et un utilisateur dans MySql pour le stockage des données ScolBourse </text:p>
        </text:list-item>
        <text:list-item>
          <text:p text:style-name="P33">installer ScolBourse : copier le dossier dans le répertoire de documents du serveur web, et exécuter l'installeur en tapant son url dans un navigateur web. L'installeur vous demande quelques paramètres d'installation (répertoire, connexion à la base de données …) et configure l'application.</text:p>
        </text:list-item>
      </text:list>
      <text:p text:style-name="P26"/>
      <text:p text:style-name="P5"><text:span text:style-name="T1">Utilisation de lecteurs code-barre : </text:span><text:span text:style-name="T3">l'utilisation de lecteurs code-barre facilite la saisie des informations et minimise les erreurs. On peut saisir : les n° exemplaires (dépôt et achat) – dans ce </text:span><text:soft-page-break/><text:span text:style-name="T3">cas là, les étiquettes prévues à l'avance doivent porter le n° exemplaire sous forme de code-barre -, </text:span><text:span text:style-name="T3">les n° de manuels (dépôt) – on utilise dans ce cas là le code isbn déjà porté sur le livre, et le code état (à préparer également à l'avance).</text:span></text:p>
      <text:p text:style-name="P26">Du point de vue logiciel, aucune configuration particulière pour utiliser une douchette code-barre : en fait, cette douchette est reconnue comme un clavier supplémentaire. </text:p>
      <text:p text:style-name="P26">Il faut cependant configurer la douchette : </text:p>
      <text:list xml:id="list899473277" text:style-name="L15">
        <text:list-item>
          <text:p text:style-name="P34">pour qu'elle reconnaisse le type de code-barre utilisé <text:s/>: EAN-13 recommandé, car c'est celui utilisé pour l'isbn sur les livres. En général, les douchettes sont déjà configurées par défaut pour ce code. </text:p>
        </text:list-item>
        <text:list-item>
          <text:p text:style-name="P34">Pour qu'elle ajoute une tabulation (« TAB ») après la lecture du code. Ceci n'est pas obligatoire, mais permet d'enchainer automatiquement la saisie des différents champs dans le formulaire : « TAB » fait passer au champ suivant.</text:p>
        </text:list-item>
      </text:list>
      <text:p text:style-name="P26"/>
      <text:p text:style-name="P5"><text:span text:style-name="T1">Mise en réseau : </text:span><text:span text:style-name="T3">pour mettre en réseau les différents postes de travail, il faut un peu de matériel (1 switch et quelques cables ethernet), et configurer les préférences réseau de chaque machine. </text:span></text:p>
      <text:p text:style-name="P26">Le plus simple est d'affecter une adresse IP fixe à chaque machine, par exemple : 192.168.1.1 pour le serveur, 192.168.1.2, 192.168.1.3 .. pour les autres postes de travail. </text:p>
      <text:p text:style-name="P2"><text:span text:style-name="T2">Impression</text:span><text:span text:style-name="T1"> : les documents, notamment les récépissés de dépôt et les factures, doivent être imprimés sur une (ou plusieurs) imprimantes accessibles depuis tous les postes de travail : imprimante en réseau (onéreux) ou imprimante connectée(s) à une une machine et partagée(s) pour être accessible.</text:span></text:p>
      <text:p text:style-name="P5"><text:span text:style-name="T1">Edition des chèques et courriers : </text:span><text:span text:style-name="T3">les éditions finales sont réalisées avec un logiciel de création de rapports. Ce logiciel peut être le logiciel libre « iReport » fourni avec l'application ScolBourse, ou tout autre logiciel de ce type, par exemple Office Access. Les modèles d'édition fournis avec ScolBourse sont des modèles iReport. Ils peuvent être modifiés pour être adaptés aux besoins </text:span><text:span text:style-name="T1">(recommandation : avant de faire une modification, faire une copie des modèles)</text:span><text:span text:style-name="T3"> .</text:span></text:p>
      <text:p text:style-name="P26">De nouvelles éditions peuvent être créées. Ceci dit, ceci demande des compétences importantes en informatique, en particulier, la maitrise de SQL est indispensable. </text:p>
      <text:p text:style-name="P26"/>
      <text:p text:style-name="P25">Matériel : </text:p>
      <text:list xml:id="list151768813" text:style-name="L16">
        <text:list-item>
          <text:p text:style-name="P35">machines : 3 à 4 machines, dont une faisant office de serveur et qui doit donc être utilisable pour toute les séances de bourse aux livres : de la préparation à l'envoi des chèques,</text:p>
        </text:list-item>
        <text:list-item>
          <text:p text:style-name="P35">réseau : 1 switch FastEthernet 5 entrées (15 à 20 € à la Fnac), un cable éthernet par machine.</text:p>
        </text:list-item>
        <text:list-item>
          <text:p text:style-name="P35">Lecteur code-barre : (optionnel), un par machine. Prix : 100 à 150 € selon les modèles.</text:p>
        </text:list-item>
        <text:list-item>
          <text:p text:style-name="P35">Imprimante : une imprimante jet d'encre est suffisante pour 3-4 postes de travail. Au-delà, prévoir 2 imprimantes ou 1 imprimante laser. Prix : 60 à 120 € selon modèle.</text:p>
        </text:list-item>
      </text:list>
      <text:p text:style-name="P39">* </text:p>
      <text:p text:style-name="P4">* NOTES D'INSTALLATION </text:p>
      <text:p text:style-name="P4">* </text:p>
      <text:p text:style-name="P4">* </text:p>
      <text:p text:style-name="P4"/>
      <text:p text:style-name="P3">Etape 1 : Installation d'un serveur web </text:p>
      <text:list xml:id="list557144609" text:style-name="L17">
        <text:list-item>
          <text:p text:style-name="P18">Installer une distribution Apache/PHP/Mysql - Xampp conseillé - </text:p>
        </text:list-item>
        <text:list-item>
          <text:p text:style-name="P18">Minimum requis : Apache + PHP 5 + Mysql 4 </text:p>
        </text:list-item>
        <text:list-item>
          <text:p text:style-name="P18">configuration et options PHP : </text:p>
          <text:list>
            <text:list-item>
              <text:p text:style-name="P18"><text:s/>PEAR MDB2 : obligatoire (installé automatiquement avec Xampp) </text:p>
            </text:list-item>
          </text:list>
        </text:list-item>
      </text:list>
      <text:p text:style-name="P4"/>
      <text:p text:style-name="P3">Etape 2 : Création d'une base de données </text:p>
      <text:p text:style-name="P4">Créer une base de données sur votre serveur BD - créer un utilisateur ayant des droits de création de tables sur cette base. </text:p>
      <text:p text:style-name="P4"/>
      <text:p text:style-name="P3">Etape 3 : Installation de ScolBourse </text:p>
      <text:p text:style-name="P4"/>
      <text:p text:style-name="P4">Copier le répertoire ScolBourse dans un répertoire accessible par votre serveur web. (par exemple, .../htdocs). </text:p>
      <text:p text:style-name="P2"><text:span text:style-name="T1">Lancer l'installation à l'aide de votre navigateur, url : http://localhost/ScolBoursePHP</text:span></text:p>
      <text:p text:style-name="P2"><text:span text:style-name="T1">Renseignez le formulaire : </text:span></text:p>
      <text:list xml:id="list1890019697" text:style-name="L18">
        <text:list-item>
          <text:p text:style-name="P19">répertoire d'installation : répertoire où sera installée l'application scolBourse. Il est conseillé d'utiliser la racine des documents de votre serveur web (DocumentRoot). Souvent appelée htdocs ou www. </text:p>
        </text:list-item>
        <text:list-item>
          <text:p text:style-name="P19">url du serveur web : localhost pour une installation sur la machine locale </text:p>
        </text:list-item>
        <text:list-item>
          <text:p text:style-name="P19">port du serveur : 80, sauf exception </text:p>
        </text:list-item>
        <text:list-item>
          <text:p text:style-name="P19">configuration de la connexion à la base données </text:p>
        </text:list-item>
      </text:list>
      <text:p text:style-name="P25">** ATTENTION : par défaut, l'installeur supprime les tables existantes et crée de nouvelles tables. </text:p>
      <text:p text:style-name="P25">UNE BASE EXEVNTUELLEMENT EXISTANTE EST DONC DETRUITE ET TOUTES LES DONNEES SONT PERDUES </text:p>
      <text:p text:style-name="P4">Pour ne pas détruire des tables existantes et faire une réinstallation de l'application en conservant </text:p>
      <text:p text:style-name="P4">les données existantes : décocher l'option "créer les tables". </text:p>
      <text:p text:style-name="P4"/>
      <text:p text:style-name="P4">** SOURCES DE PROBLEMES : </text:p>
      <text:list xml:id="list972218209" text:style-name="L19">
        <text:list-item>
          <text:p text:style-name="P20">droits d'accès dans le répertoire d'installation </text:p>
        </text:list-item>
        <text:list-item>
          <text:p text:style-name="P20">paramètres de connexion la base </text:p>
        </text:list-item>
      </text:list>
      <text:p text:style-name="P4"><text:s text:c="3"/></text:p>
      <text:p text:style-name="P4"><text:soft-page-break/>L'installeur configure l'application et si nécessaire crée les tables de la base de données. </text:p>
      <text:p text:style-name="P4">L'installeur crée un utilisateur initial avec des droits d'administration : </text:p>
      <text:p text:style-name="P4"><text:s text:c="2"/>login : admin </text:p>
      <text:p text:style-name="P4"><text:s text:c="2"/>passwd: admin </text:p>
      <text:p text:style-name="P4"/>
      <text:p text:style-name="P4">FICHIER DE CONFIGURATION : ScolBoursePHP/config/config.db.php </text:p>
      <text:p text:style-name="P4"/>
      <text:p text:style-name="P4">Etape 4 : Configuration de l'application </text:p>
      <text:p text:style-name="P4">---------------------------------------- </text:p>
      <text:p text:style-name="P4"><text:s/>* se connecter en tant qu'administrateur </text:p>
      <text:p text:style-name="P4"><text:s/>* Onglet "paramètres" : </text:p>
      <text:list xml:id="list857645794" text:style-name="L20">
        <text:list-item>
          <text:p text:style-name="P21">- définition des frais de dossier : % ajoutés ou retirés sur les achats et les dépots </text:p>
        </text:list-item>
        <text:list-item>
          <text:p text:style-name="P21">moyen de paiement : les moyens de paiement utilisables (espèces, chèques, carte multipass, multipass différé) </text:p>
        </text:list-item>
      </text:list>
      <text:p text:style-name="P4"><text:tab/> - états des livres : libellé et % du prix neuf </text:p>
      <text:p text:style-name="P4"><text:s/>* Onglet "Manuels" : </text:p>
      <text:list xml:id="list1531898248" text:style-name="L21">
        <text:list-item>
          <text:p text:style-name="P22">- définition des listes de manuels : les différentes listes utilisées par la bourse (conseil : 1 liste/niveau) </text:p>
        </text:list-item>
        <text:list-item>
          <text:p text:style-name="P22">import de manuels : importer des manuels et les ajouter à une liste - voir fichiers exemples dans le répertoire « ScolBoursePHP/import » - Format UNIQUE : csv, ;, " </text:p>
        </text:list-item>
        <text:list-item>
          <text:p text:style-name="P22">export de listes de manuels : sauvegarde dans un fichier dans le répertoire ScolBoursePHP/export </text:p>
        </text:list-item>
        <text:list-item>
          <text:p text:style-name="P11"><text:span text:style-name="T1">Calculer les tarifs : Déclenche le calcul des tarifs occasion à partir des tarifs neufs et des états. </text:span><text:span text:style-name="T2">INDISPENSABLE</text:span><text:span text:style-name="T1"> </text:span></text:p>
        </text:list-item>
      </text:list>
      <text:p text:style-name="P4"><text:tab/> - Recherche, ajout, modification de manuels </text:p>
      <text:p text:style-name="P4">* Onglet Famille : </text:p>
      <text:list xml:id="list1421687407" text:style-name="L22">
        <text:list-item>
          <text:p text:style-name="P23">importer un fichier de familles : voir exemple dans <text:s/>ScolBoursePHP/import </text:p>
        </text:list-item>
        <text:list-item>
          <text:p text:style-name="P23">exporter des familles : sauvegarde dans un fichier dans le répertoire ScolBoursePHP/export </text:p>
        </text:list-item>
        <text:list-item>
          <text:p text:style-name="P23">gérer les familles : rechercher, ajouter, modifier des familles </text:p>
        </text:list-item>
      </text:list>
      <text:p text:style-name="P4">* Onglet Base : USAGE DECONSEILLE (NON TESTE) </text:p>
      <text:p text:style-name="P4">* Onglet Bénévoles : gestion des comptes d'utilisateurs de l'application. Créer au moins un compte par machine. </text:p>
      <text:p text:style-name="P4"><text:s text:c="2"/></text:p>
      <text:p text:style-name="P4">Etatpe 5 : Editions et rapports </text:p>
      <text:p text:style-name="P4">---------------------------------- </text:p>
      <text:p text:style-name="P4">* Les factures et récépissés de dépot sont générés en pdf par l'application. </text:p>
      <text:p text:style-name="P2"><text:span text:style-name="T1">* Un viewer pdf doit être installé sur chaque client : les récépissés et factures sont ouverts par le </text:span><text:span text:style-name="T1">viewer pdf </text:span></text:p>
      <text:p text:style-name="P4"><text:soft-page-break/>* L'impression de fait à partir du viewer pdf. </text:p>
      <text:p text:style-name="P4">* Configuration des factures et récépissé : voir le fichier ScolBoursePHP/config/config.edit.php </text:p>
      <text:p text:style-name="P4">* les pdf générés sont conservés dans le répertoire ScolBoursePHP/rapports/particuliers </text:p>
      <text:p text:style-name="P4"/>
      <text:p text:style-name="P4">* Autres Editions et rapports : listes, chèques, enveloppes, courriers etc.. </text:p>
      <text:list xml:id="list238986434" text:style-name="L23">
        <text:list-item>
          <text:p text:style-name="P24">réalisés avec iReport : </text:p>
        </text:list-item>
        <text:list-item>
          <text:p text:style-name="P24">installer iReport - configurer une source de données (dans iReport) pour accéder à la base de l'application (une machine virtuelle java est nécessaire) </text:p>
        </text:list-item>
        <text:list-item>
          <text:p text:style-name="P24">des modèles sont présents dans le répertoire ScolBoursePHP/editions/sources </text:p>
        </text:list-item>
        <text:list-item>
          <text:p text:style-name="P24">modèles présents : </text:p>
          <text:list>
            <text:list-item>
              <text:p text:style-name="P24"><text:s/>chèques.jrxml : modèle pour impression chèques Crédit Mutuel (talon bord supérieur) </text:p>
            </text:list-item>
            <text:list-item>
              <text:p text:style-name="P24">paiements_depots.jrxml : courrier pour paiement des livres déposés vendus </text:p>
            </text:list-item>
            <text:list-item>
              <text:p text:style-name="P24"><text:s/>enveloppes_paiement.jrxml : impression des enveloppes pour envoi des chèques de paiement </text:p>
            </text:list-item>
            <text:list-item>
              <text:p text:style-name="P24">invendus_*.jrxml : listes d'invendus </text:p>
            </text:list-item>
            <text:list-item>
              <text:p text:style-name="P24">Listes_manuels.jrxml : impression des listes de manuels </text:p>
            </text:list-item>
            <text:list-item>
              <text:p text:style-name="P24">dossiers_non_regularises.jrxml : liste des dossiers avec un paiement multipass différé non encore régularisé (attention : vérifier la requête, en particulier le code paiement) </text:p>
            </text:list-item>
          </text:list>
        </text:list-item>
      </text:list>
      <text:p text:style-name="P4"/>
      <text:p text:style-name="P4">CONTENU du CD : </text:p>
      <text:p text:style-name="P4">=============== </text:p>
      <text:p text:style-name="P4">* applications externes : </text:p>
      <text:p text:style-name="P4"><text:s text:c="3"/>- xampp pour windows </text:p>
      <text:p text:style-name="P4"><text:s text:c="3"/>- iReport windows </text:p>
      <text:p text:style-name="P4"><text:s text:c="3"/>- Adobe AcrobatReader windows </text:p>
      <text:p text:style-name="P4"><text:s text:c="3"/>- Herma label (génération d'étiquettes) </text:p>
      <text:p text:style-name="P4"><text:s text:c="3"/>- connecteur jdbc </text:p>
      <text:p text:style-name="P4">* application ScolBourse </text:p>
      <text:p text:style-name="P4">* documents : documents divers liés à l'organisation de la bourse - modèles d'étiquettes </text:p>
      <text:p text:style-name="P4"><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8T10:34:42</meta:creation-date>
    <dc:date>2010-05-13T13:00:59</dc:date>
    <meta:editing-duration>PT00H22M41S</meta:editing-duration>
    <meta:editing-cycles>5</meta:editing-cycles>
    <meta:generator>OpenOffice.org/3.2$Unix OpenOffice.org_project/320m12$Build-9483</meta:generator>
    <meta:document-statistic meta:table-count="0" meta:image-count="0" meta:object-count="0" meta:page-count="7" meta:paragraph-count="156" meta:word-count="2429" meta:character-count="15025"/>
  </office:meta>
</office:document-meta>
</file>